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Leicester</text:p>
          </table:table-cell>
          <table:table-cell table:style-name="Default" office:value-type="string">
            <text:p>Berkshire Whisper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0998218106514346">
            <text:p>0.09982181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602">
            <text:p>1602</text:p>
          </table:table-cell>
          <table:table-cell table:style-name="Default" office:value-type="string">
            <text:p>Sandown</text:p>
          </table:table-cell>
          <table:table-cell table:style-name="Default" office:value-type="string">
            <text:p>Jingko Blue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7742950731643">
            <text:p>0.15774295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La Tulipe Noire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319706388054148">
            <text:p>0.031970638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Amemri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447812625108">
            <text:p>0.134478126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Collecting Coi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948111220817">
            <text:p>0.158948111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Obsce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0221830384372">
            <text:p>0.16022183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Trubsh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344039917453">
            <text:p>0.1134403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Bay Colon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0601261199528">
            <text:p>0.100601261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59">
            <text:p>1859</text:p>
          </table:table-cell>
          <table:table-cell table:style-name="Default" office:value-type="string">
            <text:p>Kilbeggan</text:p>
          </table:table-cell>
          <table:table-cell table:style-name="Default" office:value-type="string">
            <text:p>Dameauscottlestown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41181041330456">
            <text:p>0.141181041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r Jukebox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536676079008002">
            <text:p>0.5366760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tar Vantag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7834426064383">
            <text:p>0.147834426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Kilbeggan</text:p>
          </table:table-cell>
          <table:table-cell table:style-name="Default" office:value-type="string">
            <text:p>Pourquoi Poi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0809520393236">
            <text:p>0.23080952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9812154888861">
            <text:p>0.349812154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50">
            <text:p>185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West Orchard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7273546640015">
            <text:p>0.33727354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2007">
            <text:p>2007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Star Walking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5693094729571">
            <text:p>0.225693094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My Boy Aaron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414797087513778">
            <text:p>0.414797087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805">
            <text:p>18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One Island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829863572617">
            <text:p>0.198829863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Apercu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4495870437006">
            <text:p>0.114495870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ister Ursus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3845967267289">
            <text:p>0.23384596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Warwick</text:p>
          </table:table-cell>
          <table:table-cell table:style-name="Default" office:value-type="string">
            <text:p>Killycar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474842021791">
            <text:p>0.164748420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hadowfax Of Rohan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77831776486534">
            <text:p>0.27783177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Maximum Offers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1860218321999">
            <text:p>0.31186021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Imperial Prid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20802403804195">
            <text:p>0.120802403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Flying Fortun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253774843969">
            <text:p>0.22253774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Rioja Alta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08303226849558">
            <text:p>0.10830322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onsieur Le Fuzz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1067156594874">
            <text:p>0.121067156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Jena D'Oudairie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5988436670013">
            <text:p>0.14598843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aritin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69496111194">
            <text:p>0.286949611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ittle Lady Lucy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89813866099323">
            <text:p>0.289813866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ake Tiberias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6360629879576">
            <text:p>0.23636062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1">
            <text:p>260421</text:p>
          </table:table-cell>
          <table:table-cell table:style-name="Default" office:value-type="float" office:value="1912">
            <text:p>1912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ellebell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6420119284547">
            <text:p>0.136420119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1">
            <text:p>260421</text:p>
          </table:table-cell>
          <table:table-cell table:style-name="Default" office:value-type="float" office:value="1638">
            <text:p>1638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ings Champio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862118693007">
            <text:p>0.187862118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842">
            <text:p>1842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Drop A Threat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38179493147013">
            <text:p>0.338179493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The Best Way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5548128017837">
            <text:p>0.2155481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Rememberthenam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5197813161215">
            <text:p>0.275197813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Smoke Trail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70218123930804">
            <text:p>0.470218123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Hey Now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9266020032233">
            <text:p>0.2292660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433">
            <text:p>1433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Juggernau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4513658865157">
            <text:p>0.22451365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Max Of Star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030442627599">
            <text:p>0.140030442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arket Hou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5587061706369">
            <text:p>0.21558706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Hecouldbetheon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2139052296783">
            <text:p>0.16213905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443">
            <text:p>1443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Polepatrick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5649389660518">
            <text:p>0.2056493897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452">
            <text:p>1452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Ballyeaston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56300664804102">
            <text:p>0.456300664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518">
            <text:p>1518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Dromban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1382440699843">
            <text:p>0.28138244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g Night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1820587981324">
            <text:p>0.21182058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Alnofoor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4416465585207">
            <text:p>0.1244164656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an Aer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57302845113767">
            <text:p>0.057302845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Down The Glen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.101636716139532">
            <text:p>0.101636716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502">
            <text:p>150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They Want 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2525230665566">
            <text:p>0.17252523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Fiver Frid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412098024045">
            <text:p>0.3924120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Eremenko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254267905322">
            <text:p>0.21625426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2988924984178">
            <text:p>0.1629889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Dwight K Schrut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5387419520014">
            <text:p>0.2153874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317">
            <text:p>1317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Senato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64420349455079">
            <text:p>0.464420349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325">
            <text:p>1325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Catching The Moo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610378409131">
            <text:p>0.1366103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435">
            <text:p>1435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Al Aasy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9050584936722">
            <text:p>0.2390505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Ayr</text:p>
          </table:table-cell>
          <table:table-cell table:style-name="Default" office:value-type="string">
            <text:p>Guche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104920741082">
            <text:p>0.191049207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10">
            <text:p>18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Square Du Roul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5832340585843">
            <text:p>0.345832340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Katie Daniel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0473185498584">
            <text:p>0.21047318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840">
            <text:p>184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Got A Drea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276836231999">
            <text:p>0.35227683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t's Time Agai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0787336532622513">
            <text:p>0.078733653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910">
            <text:p>19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Prairie Quee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6022386459959">
            <text:p>0.2360223865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amagetawa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6688194973368">
            <text:p>0.226688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Our Guide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95062561088208">
            <text:p>0.495062561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Master Haku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27155773640828">
            <text:p>0.327155773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Wild Wild Wind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8095435913681">
            <text:p>0.178095435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Rebel Cowgirl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00628439827">
            <text:p>0.1361006284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57">
            <text:p>1657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Churchman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7473210124439">
            <text:p>0.207473210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Sun 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9765961539062">
            <text:p>0.18976596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He Can't Danc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52578768295443">
            <text:p>0.35257876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Crown Knot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54483838942">
            <text:p>0.30454483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Beckford's Folly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39864945751923">
            <text:p>0.139864945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Diego El Queso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4738091530167">
            <text:p>0.25473809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Skukuz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4456285930365">
            <text:p>0.164456285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Havana Lightnin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2451441570604">
            <text:p>0.25245144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Star Of Hop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1203592072122">
            <text:p>0.27120359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842">
            <text:p>18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Pinot Gri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9465844330691">
            <text:p>0.34946584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Bredon Hill D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60093689595">
            <text:p>0.15860093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Lord Chamberlain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27604019296378">
            <text:p>0.42760401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Dearkeithandkat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288247193736">
            <text:p>0.392288247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Tangara Bay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361312004504">
            <text:p>0.2683613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42">
            <text:p>17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Rusty Harknes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1884952967788">
            <text:p>0.1618849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812">
            <text:p>18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No Big Deal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146370371272">
            <text:p>0.2001463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Plains Drifter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5344816937533">
            <text:p>0.35344816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Speculat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023115283843">
            <text:p>0.29023115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ximized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0082546381442">
            <text:p>0.130082546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reezethroughlif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902824325678">
            <text:p>0.140902824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Dartmouth Ros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4678398268602">
            <text:p>0.32467839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Divilaboth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564707179781">
            <text:p>0.167564707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arden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562328224873">
            <text:p>0.200562328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607">
            <text:p>1607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Ballyb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033936085091">
            <text:p>0.280339360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03">
            <text:p>1403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Miss Kassiopi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3189722547357">
            <text:p>0.35318972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Byzantiu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6035313149344">
            <text:p>0.3260353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7088002306001">
            <text:p>0.19708800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Coppol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06844564962034">
            <text:p>0.10684456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Thewoodcorner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1145745438109">
            <text:p>0.321145745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382105595151">
            <text:p>0.164382105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38">
            <text:p>1438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nead A Wi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375289008935">
            <text:p>0.36375289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It's Maisy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646868958764988">
            <text:p>0.64686895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Camarra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473975734351">
            <text:p>0.1247397573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 Am The Mo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9131077159413">
            <text:p>0.179131077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nion Tiogai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0022536206596">
            <text:p>0.1900225362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Honesty Polic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1718000985663">
            <text:p>0.2417180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632">
            <text:p>163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ort St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1893296515605">
            <text:p>0.25189329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Goldrush Ki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7894012840673">
            <text:p>0.14789401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Sporting Her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3144182044981">
            <text:p>0.0831441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esert Friend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9103578612253">
            <text:p>0.139103578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13">
            <text:p>1613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Dillarchi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984625529503">
            <text:p>0.30498462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056460907718">
            <text:p>0.187056460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Baron Noi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9922902438702">
            <text:p>0.209922902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Captains Speech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388395113125833">
            <text:p>0.388395113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728">
            <text:p>1728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Agameoftwohalves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33834752375942">
            <text:p>0.333834752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Noble Blu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81051318841745">
            <text:p>0.381051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07262567">
            <text:p>0.130856307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estro Conti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8828542714785">
            <text:p>0.238828542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854558414211">
            <text:p>0.35285455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76541955969061">
            <text:p>0.37654195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17">
            <text:p>1717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Calshot Spi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3692138748208">
            <text:p>0.163692138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5689802960237">
            <text:p>0.4856898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Ohmali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7904151956732">
            <text:p>0.1479041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Not Just Any Eagl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18332274410221">
            <text:p>0.071833227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35">
            <text:p>133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Neon Dream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78614073002681">
            <text:p>0.4786140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torm Hear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1985591987453">
            <text:p>0.261985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ingme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440264746394">
            <text:p>0.25944026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plendid Fell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6666615452989">
            <text:p>0.266666615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Tread Carefully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01396006330135">
            <text:p>0.40139600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04019262">
            <text:p>0.4040192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7">
            <text:p>1547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Is This For Real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978827133">
            <text:p>0.297882713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Al Qareem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21914266">
            <text:p>0.52191426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 table:number-rows-repeated="29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I15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6">26/04/2026</text:date>, <text:time>11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26T11:12:24.73</dc:date>
    <dc:creator>Kieran O'Hagan</dc:creator>
    <meta:editing-duration>PT14H33M46S</meta:editing-duration>
    <meta:editing-cycles>53</meta:editing-cycles>
    <meta:generator>OpenOffice/4.1.16$Win32 OpenOffice.org_project/4116m3$Build-9816</meta:generator>
    <meta:document-statistic meta:table-count="3" meta:cell-count="1413" meta:object-count="0"/>
  </office:meta>
</office:document-meta>
</file>